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a920f" officeooo:paragraph-rsid="000a920f"/>
    </style:style>
    <style:style style:name="P2" style:family="paragraph" style:parent-style-name="Text_20_body">
      <style:paragraph-properties fo:text-align="start" style:justify-single-word="false"/>
      <style:text-properties officeooo:rsid="000a920f" officeooo:paragraph-rsid="00169159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0a920f" officeooo:paragraph-rsid="000a920f"/>
    </style:style>
    <style:style style:name="P4" style:family="paragraph" style:parent-style-name="Text_20_body" style:list-style-name="L2">
      <style:paragraph-properties fo:text-align="start" style:justify-single-word="false"/>
      <style:text-properties officeooo:rsid="000a920f" officeooo:paragraph-rsid="001b88c7"/>
    </style:style>
    <style:style style:name="P5" style:family="paragraph" style:parent-style-name="Text_20_body" style:list-style-name="L11">
      <style:paragraph-properties fo:text-align="start" style:justify-single-word="false"/>
      <style:text-properties officeooo:rsid="000a920f" officeooo:paragraph-rsid="000a920f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1358cd" officeooo:paragraph-rsid="001358cd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>
      <style:paragraph-properties fo:text-align="start" style:justify-single-word="false"/>
      <style:text-properties officeooo:paragraph-rsid="000a920f"/>
    </style:style>
    <style:style style:name="P10" style:family="paragraph" style:parent-style-name="Text_20_body" style:list-style-name="L13">
      <style:paragraph-properties fo:text-align="start" style:justify-single-word="false"/>
      <style:text-properties officeooo:paragraph-rsid="000a920f"/>
    </style:style>
    <style:style style:name="P11" style:family="paragraph" style:parent-style-name="Text_20_body" style:list-style-name="L18">
      <style:paragraph-properties fo:text-align="start" style:justify-single-word="false"/>
      <style:text-properties officeooo:paragraph-rsid="003f08c2"/>
    </style:style>
    <style:style style:name="P12" style:family="paragraph" style:parent-style-name="Text_20_body" style:list-style-name="L19">
      <style:paragraph-properties fo:text-align="start" style:justify-single-word="false"/>
      <style:text-properties officeooo:paragraph-rsid="003f08c2"/>
    </style:style>
    <style:style style:name="P13" style:family="paragraph" style:parent-style-name="Text_20_body" style:list-style-name="L19">
      <style:paragraph-properties fo:text-align="start" style:justify-single-word="false"/>
      <style:text-properties officeooo:paragraph-rsid="00431f43"/>
    </style:style>
    <style:style style:name="P14" style:family="paragraph" style:parent-style-name="Text_20_body" style:list-style-name="L11"/>
    <style:style style:name="P15" style:family="paragraph" style:parent-style-name="Text_20_body" style:list-style-name="L11">
      <style:text-properties officeooo:paragraph-rsid="002a4b4b"/>
    </style:style>
    <style:style style:name="P16" style:family="paragraph" style:parent-style-name="Text_20_body" style:list-style-name="L12">
      <style:paragraph-properties fo:text-align="start" style:justify-single-word="false"/>
      <style:text-properties fo:font-size="12pt" officeooo:rsid="000a920f" officeooo:paragraph-rsid="000a920f" style:font-size-asian="12pt" style:font-size-complex="12pt"/>
    </style:style>
    <style:style style:name="P17" style:family="paragraph" style:parent-style-name="Text_20_body" style:list-style-name="L12">
      <style:paragraph-properties fo:text-align="start" style:justify-single-word="false"/>
      <style:text-properties fo:font-size="12pt" officeooo:rsid="000a920f" officeooo:paragraph-rsid="0035f0e5" style:font-size-asian="12pt" style:font-size-complex="12pt"/>
    </style:style>
    <style:style style:name="P18" style:family="paragraph" style:parent-style-name="Text_20_body" style:list-style-name="L12">
      <style:paragraph-properties fo:text-align="start" style:justify-single-word="false"/>
      <style:text-properties fo:font-size="12pt" officeooo:rsid="000a920f" officeooo:paragraph-rsid="003f08c2" style:font-size-asian="12pt" style:font-size-complex="12pt"/>
    </style:style>
    <style:style style:name="P19" style:family="paragraph" style:parent-style-name="Text_20_body" style:list-style-name="L19">
      <style:paragraph-properties fo:text-align="start" style:justify-single-word="false"/>
      <style:text-properties officeooo:paragraph-rsid="003f08c2" fo:background-color="#fff200"/>
    </style:style>
    <style:style style:name="P20" style:family="paragraph" style:parent-style-name="Text_20_body" style:list-style-name="L19">
      <style:paragraph-properties fo:text-align="start" style:justify-single-word="false"/>
      <style:text-properties officeooo:paragraph-rsid="003f08c2" fo:background-color="transparent"/>
    </style:style>
    <style:style style:name="P21" style:family="paragraph" style:parent-style-name="Heading_20_1">
      <style:paragraph-properties fo:text-align="center" style:justify-single-word="false"/>
    </style:style>
    <style:style style:name="T1" style:family="text">
      <style:text-properties fo:color="#ce181e"/>
    </style:style>
    <style:style style:name="T2" style:family="text">
      <style:text-properties fo:color="#ce181e" fo:background-color="#fff200" loext:char-shading-value="0"/>
    </style:style>
    <style:style style:name="T3" style:family="text">
      <style:text-properties fo:color="#ce181e" fo:font-size="14pt" fo:background-color="#fff200" loext:char-shading-value="0" style:font-size-asian="14pt" style:font-size-complex="14pt"/>
    </style:style>
    <style:style style:name="T4" style:family="text">
      <style:text-properties fo:background-color="#fff200" loext:char-shading-value="0"/>
    </style:style>
    <style:style style:name="T5" style:family="text">
      <style:text-properties fo:font-size="12pt" officeooo:rsid="000a920f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Shell</text:h>
      <text:h text:style-name="Heading_20_1" text:outline-level="1">管道 / 重定向</text:h>
      <text:list xml:id="list543881305" text:style-name="L1">
        <text:list-header>
          <text:p text:style-name="P3">管道： “ | ” </text:p>
        </text:list-header>
      </text:list>
      <text:p text:style-name="P1"><text:tab/> <text:s text:c="4"/>重定向：“ &gt; ”</text:p>
      <text:p text:style-name="P1"><text:tab/> <text:s text:c="4"/>输入重定向：”&lt; ” <text:s text:c="2"/>Ex: command1 &lt; input.txt | command2</text:p>
      <text:p text:style-name="P1"><text:tab/><text:tab/>grep java &lt; /home/bywww/go/src/go_code/study.txt | grep j</text:p>
      <text:p text:style-name="P1"><text:tab/><text:tab/>输出重定向 : “&gt; ”(覆盖)或 “&gt;&gt;”（追加）</text:p>
      <text:p text:style-name="P1"><text:tab/><text:tab/>Ex. whoami &gt; /home/bywww/go/src/go_code/textshell.txt </text:p>
      <text:p text:style-name="P1"><text:tab/><text:tab/><text:tab/> whoami &gt;&gt; /home/bywww/go/src/go_code/textshell.txt </text:p>
      <text:h text:style-name="Heading_20_1" text:outline-level="1"><text:s/>过滤器</text:h>
      <text:list xml:id="list204432158843680" text:continue-numbering="true" text:style-name="L1">
        <text:list-item>
          <text:list>
            <text:list-item>
              <text:p text:style-name="P3">awk</text:p>
              <text:list>
                <text:list-item>
                  <text:p text:style-name="P3">history | awk <text:s/>'{print $2}' | sort | head</text:p>
                </text:list-item>
              </text:list>
            </text:list-item>
            <text:list-item>
              <text:p text:style-name="P3">cut</text:p>
              <text:list>
                <text:list-item>
                  <text:p text:style-name="P3">grep "/bin/bash" /etc/passwd | cut -d : -f1,6</text:p>
                </text:list-item>
              </text:list>
            </text:list-item>
            <text:list-item>
              <text:p text:style-name="P3">grep</text:p>
              <text:list>
                <text:list-item>
                  <text:p text:style-name="P6">不用多说</text:p>
                </text:list-item>
              </text:list>
            </text:list-item>
            <text:list-item>
              <text:p text:style-name="P3">tar</text:p>
              <text:list>
                <text:list-item>
                  <text:p text:style-name="P3">归档管理工具</text:p>
                </text:list-item>
              </text:list>
            </text:list-item>
            <text:list-item>
              <text:p text:style-name="P3">head / tail</text:p>
              <text:list>
                <text:list-item>
                  <text:p text:style-name="P3">head : 默认行数为 10 </text:p>
                  <text:list>
                    <text:list-item>
                      <text:p text:style-name="P3">ls | head -5</text:p>
                    </text:list-item>
                  </text:list>
                </text:list-item>
              </text:list>
            </text:list-item>
          </text:list>
        </text:list-item>
      </text:list>
      <text:p text:style-name="P2"><text:tab/><text:tab/><text:tab/>tail ： 打印最后几行(默认行数也为 10 )</text:p>
      <text:p text:style-name="P2"><text:tab/><text:tab/><text:tab/><text:tab/>ls -al | tail -n 4 </text:p>
      <text:list xml:id="list204431515123099" text:continue-numbering="true" text:style-name="L1">
        <text:list-item>
          <text:list>
            <text:list-item>
              <text:p text:style-name="P3">paste</text:p>
              <text:list>
                <text:list-item>
                  <text:p text:style-name="P3">合并文件的行 / 其他命令的输出</text:p>
                  <text:list>
                    <text:list-item>
                      <text:p text:style-name="P3">ls | paste -d^ - - - //-d 后的空格数 为 列数</text:p>
                    </text:list-item>
                  </text:list>
                </text:list-item>
              </text:list>
            </text:list-item>
            <text:list-item>
              <text:p text:style-name="P3">sed （stream editor）</text:p>
              <text:list>
                <text:list-item>
                  <text:p text:style-name="P3"><text:s/>cat /home/bywww/go/src/go_code/study.txt | sed '2,5p' // 显示除 2到 5 行以外的内容</text:p>
                </text:list-item>
                <text:list-item>
                  <text:p text:style-name="P3"><text:soft-page-break/>cat /home/bywww/go/src/go_code/study.txt | sed -n <text:s/>'2,5p' // 显示 2 到 5 行内容</text:p>
                </text:list-item>
              </text:list>
            </text:list-item>
            <text:list-item>
              <text:p text:style-name="P3">sort</text:p>
              <text:list>
                <text:list-item>
                  <text:p text:style-name="P3">不用多说</text:p>
                </text:list-item>
              </text:list>
            </text:list-item>
            <text:list-item>
              <text:p text:style-name="P3">split</text:p>
              <text:list>
                <text:list-item>
                  <text:p text:style-name="P3">文件分割成块</text:p>
                </text:list-item>
              </text:list>
            </text:list-item>
            <text:list-item>
              <text:p text:style-name="P3">strings</text:p>
              <text:list>
                <text:list-item>
                  <text:p text:style-name="P3">打印文件中的可打印字符串</text:p>
                </text:list-item>
                <text:list-item>
                  <text:p text:style-name="P3">strings /usr/bin/uptime | grep init</text:p>
                </text:list-item>
              </text:list>
            </text:list-item>
            <text:list-item>
              <text:p text:style-name="P3">tac / cat</text:p>
            </text:list-item>
            <text:list-item>
              <text:p text:style-name="P3">tee</text:p>
              <text:list>
                <text:list-item>
                  <text:p text:style-name="P3">从一个输入流读取输入，并分割输出流到两个重定向 </text:p>
                </text:list-item>
                <text:list-item>
                  <text:p text:style-name="P3"><text:s/>ls -al | tee /home/bywww/go/src/go_code/textshell.txt </text:p>
                </text:list-item>
              </text:list>
            </text:list-item>
          </text:list>
        </text:list-item>
      </text:list>
      <text:list xml:id="list2735538815" text:style-name="L2">
        <text:list-item>
          <text:list>
            <text:list-item>
              <text:list>
                <text:list-item>
                  <text:p text:style-name="P4">ls | tee -a /home/bywww/go/src/go_code/textshell.txt <text:s text:c="4"/>/home/bywww/go/src/go_code/tmp.output <text:s/>// <text:s/>默认为覆盖 <text:s/>-a 为追加</text:p>
                </text:list-item>
              </text:list>
            </text:list-item>
          </text:list>
        </text:list-item>
      </text:list>
      <text:list xml:id="list204430530837163" text:continue-list="list204431515123099" text:style-name="L1">
        <text:list-item>
          <text:list>
            <text:list-item>
              <text:p text:style-name="P3">tr</text:p>
              <text:list>
                <text:list-item>
                  <text:p text:style-name="P3">转换和删除字符</text:p>
                </text:list-item>
                <text:list-item>
                  <text:p text:style-name="P3">echo "this is <text:s text:c="3"/>tr" | tr [:space:] '\n</text:p>
                </text:list-item>
                <text:list-item>
                  <text:p text:style-name="P3">echo linux | tr [:lower:] [:upper:]</text:p>
                </text:list-item>
              </text:list>
            </text:list-item>
            <text:list-item>
              <text:p text:style-name="P3">uniq</text:p>
              <text:list>
                <text:list-item>
                  <text:p text:style-name="P3">报告或删除重复的行</text:p>
                </text:list-item>
                <text:list-item>
                  <text:p text:style-name="P3">cat /home/bywww/go/src/go_code/tmp.output | uniq</text:p>
                </text:list-item>
                <text:list-item>
                  <text:p text:style-name="P3">显示重复次数</text:p>
                  <text:list>
                    <text:list-item>
                      <text:p text:style-name="P3">cat /home/bywww/go/src/go_code/tmp.output | uniq -c</text:p>
                    </text:list-item>
                  </text:list>
                </text:list-item>
              </text:list>
            </text:list-item>
            <text:list-item>
              <text:p text:style-name="P3">wc</text:p>
              <text:list>
                <text:list-item>
                  <text:p text:style-name="P3">统计字符数，单词数，行数</text:p>
                </text:list-item>
                <text:list-item>
                  <text:p text:style-name="P3"><text:s/>ps -ef | wc -l</text:p>
                </text:list-item>
              </text:list>
            </text:list-item>
          </text:list>
        </text:list-item>
      </text:list>
      <text:h text:style-name="Heading_20_1" text:outline-level="1">信号</text:h>
      <text:list xml:id="list4152733335" text:style-name="L3">
        <text:list-item>
          <text:p text:style-name="P7">事件发生时，会产生一个信号， 然后内核会将事件传递给接受的进程</text:p>
        </text:list-item>
        <text:list-item>
          <text:p text:style-name="P7">运行在用户模式下的进程会接受信号，在内核模式下，返回用户模式时才会开始</text:p>
        </text:list-item>
        <text:list-item>
          <text:p text:style-name="P7">进程收到一个信号时：</text:p>
        </text:list-item>
      </text:list>
      <text:list xml:id="list3110209780" text:style-name="L4">
        <text:list-item>
          <text:list>
            <text:list-item>
              <text:p text:style-name="P8"><text:soft-page-break/>进程可能会忽略该信号</text:p>
            </text:list-item>
            <text:list-item>
              <text:p text:style-name="P8">可能会捕捉此信号，并执行一个叫信号处理器的特殊函数</text:p>
            </text:list-item>
            <text:list-item>
              <text:p text:style-name="P8">进程可能会执行信号的默认行为</text:p>
            </text:list-item>
            <text:list-item>
              <text:p text:style-name="P8"><text:span text:style-name="T1">当一个进程执行信号处理时，如果还有其他信号到达，那新的信号会被阻断直到处理器返回为止</text:span></text:p>
            </text:list-item>
          </text:list>
        </text:list-item>
      </text:list>
      <text:h text:style-name="Heading_20_1" text:outline-level="1">Linux进程</text:h>
      <text:list xml:id="list3149597132" text:style-name="L11">
        <text:list-item>
          <text:p text:style-name="P14">运行在Linux中的程序的一个实例</text:p>
          <text:p text:style-name="P15">执行一个程序时，系统会创建特定的环境（独立的内存空间）</text:p>
          <text:p text:style-name="P15"><text:span text:style-name="T1">每执行一个命令，都会创建或启动一个新的进程</text:span><text:tab/></text:p>
        </text:list-item>
        <text:list-item>
          <text:p text:style-name="P5">通过PID或进程ID来追踪进程（唯一）还有父ID（ppid），<text:span text:style-name="T4">每一个用户进程都有一个父进程</text:span></text:p>
        </text:list-item>
        <text:list-item>
          <text:p text:style-name="P5">fork方法使用<text:span text:style-name="T2">写时拷贝</text:span>内存页实现的，仅导致时间和复制父进程的内存页表所须的内存损失，并为子进程创建一个唯一的任务结构</text:p>
        </text:list-item>
        <text:list-item>
          <text:p text:style-name="P5">Unix 下是使用fork和exec方法创建的（导致系统资源的损耗）</text:p>
        </text:list-item>
        <text:list-item>
          <text:p text:style-name="P5">前台进程/后台进程</text:p>
        </text:list-item>
        <text:list-item>
          <text:p text:style-name="P5"><text:span text:style-name="T3">进程状态</text:span>：</text:p>
        </text:list-item>
      </text:list>
      <text:list xml:id="list2991526753" text:style-name="L12">
        <text:list-item>
          <text:list>
            <text:list-item>
              <text:p text:style-name="P16">D（不可中断休眠） 进程正在休眠且不能恢复，直到一个事件发生为止</text:p>
            </text:list-item>
            <text:list-item>
              <text:p text:style-name="P16">R（运行） 正在运行</text:p>
            </text:list-item>
            <text:list-item>
              <text:p text:style-name="P16">S（休眠） 没有运行，而是在等待一个事件或信号</text:p>
            </text:list-item>
            <text:list-item>
              <text:p text:style-name="P16">T（停止）进程被信号停止</text:p>
            </text:list-item>
            <text:list-item>
              <text:p text:style-name="P16">Z（僵尸）标记为&lt;defunct&gt; 它们的父进程适当地销毁它们。如果父进程退出，这些进程被init进程销毁</text:p>
            </text:list-item>
            <text:list-item>
              <text:p text:style-name="P16">ps命令：查看当前的进程</text:p>
            </text:list-item>
            <text:list-item>
              <text:p text:style-name="P16">pstree:进程树。默认init进程为根，可以指定进程树的根</text:p>
              <text:list>
                <text:list-item>
                  <text:p text:style-name="P16">Ex. <text:s/>pstree 2677</text:p>
                </text:list-item>
                <text:list-item>
                  <text:p text:style-name="P16">pstree bywww</text:p>
                </text:list-item>
              </text:list>
            </text:list-item>
          </text:list>
        </text:list-item>
      </text:list>
      <text:list xml:id="list87481258" text:style-name="L13">
        <text:list-item>
          <text:p text:style-name="P10"><text:span text:style-name="T5">pgrep:<text:tab/>检查当前运行的进程，并列出与选择相匹配的进程的ID。</text:span></text:p>
        </text:list-item>
      </text:list>
      <text:p text:style-name="P9"><text:span text:style-name="T5"><text:tab/><text:tab/><text:tab/> pgrep -u bywww </text:span></text:p>
      <text:list xml:id="list204432335589151" text:continue-list="list2991526753" text:style-name="L12">
        <text:list-item>
          <text:list>
            <text:list-item>
              <text:p text:style-name="P17">查看状态 ps -C processName -o pid=,cmd,stat</text:p>
              <text:list>
                <text:list-item>
                  <text:p text:style-name="P18"><text:soft-page-break/>EX: ps -C sleep -o pid=,cmd,stat</text:p>
                </text:list-item>
              </text:list>
            </text:list-item>
          </text:list>
        </text:list-item>
      </text:list>
      <text:list xml:id="list2765749073" text:style-name="L18">
        <text:list-header>
          <text:p text:style-name="P11"><text:span text:style-name="T5">7. 向进程发送信号</text:span></text:p>
        </text:list-header>
      </text:list>
      <text:list xml:id="list2795617849" text:style-name="L19">
        <text:list-item>
          <text:p text:style-name="P12"><text:span text:style-name="T5">使用键盘 / pkill / kill / killall</text:span></text:p>
        </text:list-item>
        <text:list-item>
          <text:p text:style-name="P13"><text:span text:style-name="T5">kill 命令发送信号种类 </text:span></text:p>
          <text:list>
            <text:list-item>
              <text:p text:style-name="P13"><text:span text:style-name="T5">kill -9 PID （最高等级）</text:span></text:p>
            </text:list-item>
            <text:list-item>
              <text:p text:style-name="P12"><text:span text:style-name="T5">SIGHUP （1）</text:span></text:p>
            </text:list-item>
            <text:list-item>
              <text:p text:style-name="P12"><text:span text:style-name="T5">SIGINT <text:s/>（2）</text:span></text:p>
            </text:list-item>
            <text:list-item>
              <text:p text:style-name="P12"><text:span text:style-name="T5">SIGKILL （9）</text:span></text:p>
            </text:list-item>
            <text:list-item>
              <text:p text:style-name="P12"><text:span text:style-name="T5">SIGCONT （18）</text:span></text:p>
            </text:list-item>
            <text:list-item>
              <text:p text:style-name="P12"><text:span text:style-name="T5">SIGSTOP （19）</text:span></text:p>
            </text:list-item>
            <text:list-item>
              <text:p text:style-name="P19"><text:span text:style-name="T5">不要瞎使用killall命令 </text:span></text:p>
            </text:list-item>
            <text:list-item>
              <text:p text:style-name="P20"><text:span text:style-name="T5">killall默认发送SIGTERM 信号 </text:span></text:p>
              <text:list>
                <text:list-item>
                  <text:p text:style-name="P20"><text:span text:style-name="T5">Ex <text:s/>killall firefox</text:span></text:p>
                </text:list-item>
              </text:list>
            </text:list-item>
          </text:list>
        </text:list-item>
        <text:list-item>
          <text:p text:style-name="P20"><text:span text:style-name="T5">子shell</text:span></text:p>
          <text:list>
            <text:list-item>
              <text:p text:style-name="P20"><text:span text:style-name="T5">运行shell时，创建一个子shell的新进程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4:11:43.037434800</meta:creation-date>
    <dc:date>2019-03-03T20:44:29.389159812</dc:date>
    <meta:editing-duration>PT2H3M13S</meta:editing-duration>
    <meta:editing-cycles>55</meta:editing-cycles>
    <meta:generator>LibreOffice/6.0.7.3$Linux_X86_64 LibreOffice_project/00m0$Build-3</meta:generator>
    <meta:document-statistic meta:table-count="0" meta:image-count="0" meta:object-count="0" meta:page-count="4" meta:paragraph-count="97" meta:word-count="1081" meta:character-count="2240" meta:non-whitespace-character-count="1996"/>
  </office:meta>
</office:document-meta>
</file>